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Bold Italic1" svg:font-family="'Times New Roman Bold Italic'"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3" style:family="paragraph" style:parent-style-name="Standard">
      <style:paragraph-properties fo:line-height="100%"/>
      <style:text-properties style:font-name-complex="Times New Roman1"/>
    </style:style>
    <style:style style:name="P4" style:family="paragraph" style:parent-style-name="Standard">
      <style:paragraph-properties fo:line-height="100%"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mplex="Times New Roman1"/>
    </style:style>
    <style:style style:name="P5" style:family="paragraph" style:parent-style-name="Standard">
      <style:paragraph-properties fo:text-align="end" style:justify-single-word="false"/>
    </style:style>
    <style:style style:name="P6" style:family="paragraph" style:parent-style-name="Standard">
      <style:paragraph-properties fo:margin-top="0.212cm" fo:margin-bottom="0cm" fo:line-height="100%"/>
    </style:style>
    <style:style style:name="P7" style:family="paragraph" style:parent-style-name="Footer">
      <style:paragraph-properties fo:text-align="end" style:justify-single-word="false"/>
    </style:style>
    <style:style style:name="P8" style:family="paragraph" style:parent-style-name="Style1">
      <style:paragraph-properties fo:line-height="100%"/>
    </style:style>
    <style:style style:name="P9" style:family="paragraph" style:parent-style-name="Style1">
      <style:paragraph-properties fo:line-height="100%"/>
      <style:text-properties fo:font-weight="normal" style:font-weight-asian="normal" style:font-name-complex="Times New Roman1"/>
    </style:style>
    <style:style style:name="P10" style:family="paragraph" style:parent-style-name="Style1">
      <style:paragraph-properties fo:margin-left="0cm" fo:margin-right="0cm" fo:line-height="115%" fo:text-align="center" style:justify-single-word="false" fo:text-indent="1cm" style:auto-text-indent="false"/>
    </style:style>
    <style:style style:name="P11" style:family="paragraph" style:parent-style-name="Style1" style:master-page-name="First_20_Page">
      <style:paragraph-properties fo:line-height="100%" style:page-number="auto"/>
    </style:style>
    <style:style style:name="P12" style:family="paragraph" style:parent-style-name="List_20_Paragraph" style:master-page-name="Converted1">
      <style:paragraph-properties fo:margin-left="0cm" fo:margin-right="0cm" fo:line-height="100%" fo:text-indent="0cm" style:auto-text-indent="false" style:page-number="auto"/>
    </style:style>
    <style:style style:name="P13" style:family="paragraph" style:parent-style-name="List_20_Paragraph" style:master-page-name="Converted2">
      <style:paragraph-properties fo:margin-left="0cm" fo:margin-right="0cm" fo:line-height="100%" fo:text-indent="0cm" style:auto-text-indent="false" style:page-number="auto"/>
    </style:style>
    <style:style style:name="T1" style:family="text">
      <style:text-properties style:font-name-complex="Times New Roman1"/>
    </style:style>
    <style:style style:name="T2" style:family="text">
      <style:text-properties style:font-name-complex="Times New Roman1" style:font-weight-complex="bold"/>
    </style:style>
    <style:style style:name="T3" style:family="text">
      <style:text-properties style:font-name-complex="Times New Roman1" style:font-style-complex="italic"/>
    </style:style>
    <style:style style:name="T4" style:family="text">
      <style:text-properties fo:language="de" fo:country="DE" style:font-name-complex="Times New Roman1" style:font-weight-complex="bold"/>
    </style:style>
    <style:style style:name="T5" style:family="text">
      <style:text-properties fo:font-style="italic" style:font-style-asian="italic" style:font-name-complex="Times New Roman1"/>
    </style:style>
    <style:style style:name="T6" style:family="text">
      <style:text-properties fo:font-style="italic" style:font-style-asian="italic" style:font-name-complex="Times New Roman1" style:font-style-complex="italic"/>
    </style:style>
    <style:style style:name="T7" style:family="text">
      <style:text-properties fo:font-style="italic" fo:font-weight="normal" style:font-style-asian="italic" style:font-weight-asian="normal" style:font-name-complex="Times New Roman1" style:font-style-complex="italic"/>
    </style:style>
    <style:style style:name="T8" style:family="text">
      <style:text-properties fo:font-weight="normal" style:font-weight-asian="normal" style:font-name-complex="Times New Roman1"/>
    </style:style>
    <style:style style:name="T9" style:family="text">
      <style:text-properties style:font-name="Times New Roman Bold Italic" fo:font-style="italic" fo:font-weight="bold" style:font-style-asian="italic" style:font-weight-asian="bold" style:font-name-complex="Times New Roman Bold Italic1"/>
    </style:style>
    <style:style style:name="T10" style:family="text">
      <style:text-properties style:text-underline-style="solid" style:text-underline-width="auto" style:text-underline-color="font-color" style:font-name-complex="Times New Roman1"/>
    </style:style>
    <style:style style:name="T11" style:family="text">
      <style:text-properties fo:font-size="10pt" style:font-size-asian="10pt" style:font-size-complex="10pt"/>
    </style:style>
    <style:style style:name="T12" style:family="text">
      <style:text-properties fo:font-size="10pt" style:font-size-asian="10pt" style:font-name-complex="Times New Roman1" style:font-size-complex="10pt"/>
    </style:style>
    <style:style style:name="T13" style:family="text">
      <style:text-properties fo:font-size="10pt" fo:font-style="italic" style:font-size-asian="10pt" style:font-style-asian="italic" style:font-name-complex="Times New Roman1" style:font-size-complex="10pt"/>
    </style:style>
    <style:style style:name="T14" style:family="text">
      <style:text-properties style:text-position="super 58%"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Dojo Seine Zen – Philippe Reiryu </text:span></text:p>
      <text:p text:style-name="P8"><text:span text:style-name="T2">Dimanche 22 mai 2016 – Zazen de 18 h 30</text:span></text:p>
      <text:p text:style-name="P8"><text:span text:style-name="T2">Prise de notes : Marie Gaspar</text:span></text:p>
      <text:p text:style-name="P8"><text:span text:style-name="T7">Kusen adapté pour l’écrit</text:span></text:p>
      <text:p text:style-name="P9"/>
      <text:p text:style-name="P1"><text:span text:style-name="T9">Le magnétophone</text:span></text:p>
      <text:p text:style-name="P3"/>
      <text:p text:style-name="P2"><text:span text:style-name="T1">Il n’y a pas de magnétophone. Depuis quinze ans, une fois tous les deux mois, il y a un problème de magnétophone. Et ça continue. « Philippe, les piles sont </text:span>à plat. Philippe, les machines ne marchent pas bien. Il faut en acheter un autre. Les piles des deux ne marchent pas, la carte a disparu… »</text:p>
      <text:p text:style-name="P2"><text:span text:style-name="T1">Maintenant, il se passe deux choses : on ramène chez soi le matériel et on ne revient pas avec. Combien de kusen ai-je fait les dernières semaines ? La responsabilité en toute chose est de se faire remplacer avec un magnétophone ou autres accessoires évidemment.</text:span></text:p>
      <text:p text:style-name="P4"/>
      <text:p text:style-name="P2"><text:span text:style-name="T1">Sinon, c’est quoi notre pratique ?</text:span></text:p>
      <text:p text:style-name="P2"><text:span text:style-name="T1">Je suis là pour vous enseigner. Mais si vous n’écoutez pas, à quoi bon ?</text:span></text:p>
      <text:p text:style-name="P2"><text:span text:style-name="T1">Le bouddhisme zen, c’est très simple. </text:span><text:span text:style-name="T10">On rentre du pied gauche, on s'assoit, on se lève et on sort avec le pied droit. Concret</text:span><text:span text:style-name="T1">.</text:span></text:p>
      <text:p text:style-name="P2"><text:span text:style-name="T1">Si on ne peut pas s’arranger ainsi, ce n'est pas le bouddhisme zen. C’est n’être pas présent.</text:span></text:p>
      <text:p text:style-name="P4"/>
      <text:p text:style-name="P2"><text:span text:style-name="T1">Il n’y a pas de magnétophone. La prise de notes d’aujourd’hui est nouvelle. Elle est nommée à la dernière minute. Et ça, à cause de qui ? À cause de prise de notes qui n’est pas là ? À cause de moi qui devrait donner le </text:span><text:span text:style-name="T5">rensaku</text:span><text:span text:style-name="T1">, comme le faisait Deshimaru ? Mais maintenant, c’est interdit. Pourtant, ce n’est pas interdit par moi.</text:span></text:p>
      <text:p text:style-name="P2"><text:span text:style-name="T1">Depuis une quinzaine d’années, c’est-à-dire depuis qu’on a créé Seine Zen, cette histoire de magnétophone perdure. À l’époque de Deshimaru, il n’y avait pas de magnétophone. On prenait mal les notes. Ce qui se comprend. Sensei a dit : « Si on ne m’offre pas de magnétophone, ce n’est pas la peine. » Après cinq ou six ans, on lui a donné un magnéto, un vieux truc cassé qui valait dix balles. Problème. Puis on a trouvé quelqu’un pour prêter un nouveau magnéto, puis il est parti avec, puis un autre qui, puis un autre…</text:span></text:p>
      <text:p text:style-name="P2"><text:span text:style-name="T1">Ce n’est pas comme aux États-Unis, chez Shunryu Suzuki. On avait tout, on captait le moindre bruit du maître. Ce n’est pas le cas ici. C’est quoi ? Ce n’est pas le </text:span><text:span text:style-name="T3">karma</text:span><text:span text:style-name="T1">, c’est la transmigration qui continue, la bêtise</text:span><text:note text:id="ftn1" text:note-class="footnote"><text:note-citation>1</text:note-citation><text:note-body><text:p text:style-name="P12"><text:span text:style-name="footnote_20_reference"><text:span text:style-name="T11"/></text:span><text:span text:style-name="T11"> </text:span><text:span text:style-name="T12">Transmigration : Un courant continu, le processus de </text:span><text:span text:style-name="T13">samsara</text:span><text:span text:style-name="T12">, se répétant éternellement – comme une particule libre qui ricoche sur la surface de l’eau dans un perpétuel renouvellement.</text:span></text:p></text:note-body></text:note><text:span text:style-name="T1"> ?</text:span><text:bookmark text:name="_GoBack"/><text:span text:style-name="T1"> C’est essentiel de savoir qu’en tant que moine, nonne, bodhisattva, pratiquant, de savoir de quelle lignée on appartient et qui on suit. Évidemment, dans le zen, dans les écoles différentes du zen, dans le bouddhisme, dans les lignées de pratique ou encore dans les lignées de professeurs, des érudits de l’ancienne Chine, de L’Inde ancienne – c’est un monde à part de nous.</text:span></text:p>
      <text:p text:style-name="P2"><text:span text:style-name="T1">Nous venons d’assister à la conférence du professeur Trotignon sur le bouddhisme. Un homme de grand savoir, complètement dans la lignée du bouddhisme de l’Inde ancienne. Et quand il est avec nous, il est un peu perdu. Il ne comprend pas d’où on vient et ce qu’on fait. Je lui ai demandé s’il avait lu </text:span><text:span text:style-name="T6">Zen et Karma</text:span><text:span text:style-name="T1">. Pas pu le lire, il ne comprend pas, ne sait pas ce que c’est… Il n’est pas critique. Je ne suis pas non plus critique : c’est complètement ainsi.</text:span></text:p>
      <text:p text:style-name="P2"><text:span text:style-name="T1">Les professeurs sont indispensables pour le bouddhisme. Mais l’optique et la vision sont très différentes. Surtout si on est moine ou nonne zen, si on les écoute. Et on doit toujours écouter. On met l’essence à l’opposé l’un de l’autre. Les professeurs de bouddhisme ancien mettent </text:span><text:soft-page-break/><text:span text:style-name="T1">l’essence dans l’enseignement de cette époque. Pour nous, ce n’est pas le cas. L’essence n’est pas là. Du tout. Non plus en Chine. Non plus au Japon. Et ce que j’ai dit sur le magnétophone, c’est un enseignement d’ici et maintenant qui ne pourrait pas être intégré par leur vision de spécialiste du bouddhisme ancien. Rien à faire. Par contre, pour nous, puisque l’essence est ici, ceci est primordial. Beethoven a composé dans les années 1800. Mais l’essence de Beethoven, c’est ici, avec ce que nous faisons avec, à travers notre vécu. L’essence n’est pas figée, mais toujours changeante. Sinon ce n’est pas l’essence, et ce n’est pas non plus la création. Quand un chef d’orchestre joue la Symphonie n</text:span><text:span text:style-name="T14">o</text:span><text:span text:style-name="T1"> 5, c’est lui qui joue, c’est nous qui écoutons. C’est là l’essence.</text:span></text:p>
      <text:p text:style-name="P2"><text:span text:style-name="T10">Si on ne recréait pas continuellement l’essence, il n’y aurait pas d’essence. Ce serait juste des études pour les musées</text:span><text:span text:style-name="T1">. Certes, nous avons besoin de musées.</text:span></text:p>
      <text:p text:style-name="P2"><text:span text:style-name="T1">Aussi, le bouddhisme, à travers les siècles, temps et espace, s'approfondit. Si le bouddhisme ne s’approfondit pas, il meurt. Bon seulement pour les musées et les catacombes.</text:span></text:p>
      <text:p text:style-name="P2"><text:span text:style-name="T1">Évidemment, à travers la pratique, nous avons une grande responsabilité. Même Deshimaru, s’il revenait aujourd'hui, ce serait trop tard, il n’aurait plus sa place. Nous l’avons approfondi. Si son maître, Kodo Sawaki, revenait, ce serait une catastrophe. Cela ne marcherait pas du tout. Mais on avance sur Kodo, sur Deshimaru, et on approfondit. Sinon, on a plus qu’à quitter le bateau.</text:span></text:p>
      <text:p text:style-name="P4"/>
      <text:p text:style-name="P2"><text:span text:style-name="T1">Il est important de voir sans sujet, sans catégorie, autrui ou soi-même. Et ainsi, tout de suite on voit la différence. On voit d’où viennent les mots. On entend le contenu des mots. C’est plus important que la signification. La signification, c’est abstrait. Ils donnent par leurs tripes l’enseignement sans sujet pour qu’autrui approfondisse son existence.</text:span></text:p>
      <text:p text:style-name="P4"/>
      <text:p text:style-name="P6"><text:span text:style-name="T1">Si vous voulez le </text:span><text:span text:style-name="T5">kyosaku</text:span><text:span text:style-name="T1">, vous n’avez qu’à le demander. Sur le </text:span><text:span text:style-name="T5">kyosaku</text:span><text:span text:style-name="T1">, il est écrit : « Pas d'illusions</text:span><text:note text:id="ftn2" text:note-class="footnote"><text:note-citation>2</text:note-citation><text:note-body><text:p text:style-name="P13"><text:span text:style-name="footnote_20_reference"><text:span text:style-name="T11"/></text:span><text:span text:style-name="T11"> </text:span><text:span text:style-name="T13">Maku mozo</text:span><text:span text:style-name="T12"> : « Ne créez pas d’illusions. »</text:span></text:p></text:note-body></text:not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Bold Italic1" svg:font-family="'Times New Roman Bold Ital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en" fo:country="GB" style:letter-kerning="true" style:font-name-asian="SimSun"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text-align="justify" style:justify-single-word="false" fo:orphans="2" fo:widows="2" style:writing-mode="lr-tb"/>
      <style:text-properties style:use-window-font-color="true" style:font-name="Times New Roman"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tyle1" style:family="paragraph" style:parent-style-name="Standard" style:default-outline-level="" style:list-style-name="">
      <style:text-properties fo:font-weight="bold" style:font-weight-asian="bold"/>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footnote_20_text" style:display-name="footnote text" style:family="paragraph" style:parent-style-name="Standard" style:default-outline-level="" style:list-style-name="">
      <style:paragraph-properties fo:line-height="100%"/>
      <style:text-properties fo:font-size="10pt" style:font-size-asian="10pt" style:font-size-complex="10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Lucida Grande" fo:font-size="9pt" style:font-size-asian="9pt"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yle1_20_Car" style:display-name="Style1 Car" style:family="text">
      <style:text-properties fo:font-weight="bold" style:font-weight-asian="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1" style:display-name="Texte de bulles Car1" style:family="text" style:parent-style-name="Default_20_Paragraph_20_Font">
      <style:text-properties style:font-name="Tahoma" fo:font-size="8pt" fo:language="fr" fo:country="FR" style:font-size-asian="8pt" style:font-name-complex="Tahoma1" style:font-size-complex="8pt"/>
    </style:style>
    <style:style style:name="Note_20_de_20_bas_20_de_20_page_20_Car" style:display-name="Note de bas de page Car" style:family="text" style:parent-style-name="Default_20_Paragraph_20_Font">
      <style:text-properties style:font-name="Times New Roman" fo:font-size="10pt" fo:language="fr" fo:country="FR"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yle1">
      <style:paragraph-properties fo:margin-left="0cm" fo:margin-right="0cm" fo:line-height="115%" fo:text-align="center" style:justify-single-word="false" fo:text-indent="1cm" style:auto-text-indent="false"/>
    </style:style>
    <style:style style:name="MP2" style:family="paragraph" style:parent-style-name="Standard">
      <style:paragraph-properties fo:text-align="end" style:justify-single-word="false"/>
    </style:style>
    <style:style style:name="MP3" style:family="paragraph" style:parent-style-name="Footer">
      <style:paragraph-properties fo:text-align="end" style:justify-single-word="false"/>
    </style:style>
    <style:style style:name="MT1" style:family="text">
      <style:text-properties fo:font-weight="normal" style:font-weight-asian="normal" style:font-name-complex="Times New Roman1"/>
    </style:style>
    <style:page-layout style:name="Mpm1">
      <style:page-layout-properties fo:page-width="21.001cm" fo:page-height="29.7cm" style:num-format="1" style:print-orientation="portrait" fo:margin-top="2.499cm" fo:margin-bottom="2.501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0.101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401cm" fo:margin-left="0cm" fo:margin-right="0cm" fo:margin-top="2.302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a xlink:type="simple" xlink:href="http://www.zen-road.org" text:style-name="Internet_20_link" text:visited-style-name="Visited_20_Internet_20_Link"><text:span text:style-name="MT1">www.zen-road.org</text:span></text:a></text:p>
        <text:p text:style-name="MP1"><text:a xlink:type="simple" xlink:href="http://www.seinezen-paris.org" text:style-name="Internet_20_link" text:visited-style-name="Visited_20_Internet_20_Link"><text:span text:style-name="MT1">www.seinezen-paris.org</text:span></text:a></text:p>
        <text:p text:style-name="MP1"><text:a xlink:type="simple" xlink:href="mailto:contact@seinezen-paris.org" text:style-name="Internet_20_link" text:visited-style-name="Visited_20_Internet_20_Link"><text:span text:style-name="MT1">contact@seinezen-paris.org</text:span></text:a></text:p>
        <text:p text:style-name="MP2">Page <text:page-number text:select-page="current">2</text:page-number> sur <text:page-count>2</text:page-count></text:p>
      </style:footer>
    </style:master-page>
    <style:master-page style:name="Converted1" style:page-layout-name="Mpm2"/>
    <style:master-page style:name="Converted2" style:page-layout-name="Mpm2"/>
    <style:master-page style:name="First_20_Page" style:display-name="First Page" style:page-layout-name="Mpm3" style:next-style-name="Standard">
      <style:footer>
        <text:p text:style-name="MP1"/>
        <text:p text:style-name="MP1"/>
        <text:p text:style-name="MP1"><text:a xlink:type="simple" xlink:href="http://www.zen-road.org" text:style-name="Internet_20_link" text:visited-style-name="Visited_20_Internet_20_Link"><text:span text:style-name="MT1">www.zen-road.org</text:span></text:a></text:p>
        <text:p text:style-name="MP1"><text:a xlink:type="simple" xlink:href="http://www.seinezen-paris.org" text:style-name="Internet_20_link" text:visited-style-name="Visited_20_Internet_20_Link"><text:span text:style-name="MT1">www.seinezen-paris.org</text:span></text:a></text:p>
        <text:p text:style-name="MP1"><text:a xlink:type="simple" xlink:href="mailto:contact@seinezen-paris.org" text:style-name="Internet_20_link" text:visited-style-name="Visited_20_Internet_20_Link"><text:span text:style-name="MT1">contact@seinezen-paris.org</text:span></text:a></text:p>
        <text:p text:style-name="MP3">Page <text:page-number text:select-page="current">1</text:page-number> sur <text:page-count>2</text:page-count></text:p>
      </style:footer>
    </style:master-page>
    <style:master-page style:name="Converted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dc:creator>mcourcy</dc:creator>
    <meta:editing-cycles>2</meta:editing-cycles>
    <meta:print-date>2016-06-06T12:41:00</meta:print-date>
    <meta:creation-date>2016-07-01T18:40:00</meta:creation-date>
    <dc:date>2016-07-01T18:40:00</dc:date>
    <meta:editing-duration>P0D</meta:editing-duration>
    <meta:generator>OpenOffice/4.1.0$Win32 OpenOffice.org_project/410m18$Build-9764</meta:generator>
    <meta:document-statistic meta:table-count="0" meta:image-count="0" meta:object-count="0" meta:page-count="2" meta:paragraph-count="31" meta:word-count="965" meta:character-count="5552"/>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